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6600000075D03056E1.png"/>
  <manifest:file-entry manifest:media-type="image/png" manifest:full-path="Pictures/1000000000000269000000779A4484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style:text-position="sub 58%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6.244cm" svg:height="3.095cm" svg:x="2.905cm" svg:y="5.496cm">
            <draw:image xlink:href="Pictures/100000000000026600000075D03056E1.png" xlink:type="simple" xlink:show="embed" xlink:actuate="onLoad">
              <text:p/>
            </draw:image>
          </draw:frame>
          <draw:frame draw:style-name="gr1" draw:text-style-name="P1" draw:layer="layout" svg:width="16.324cm" svg:height="3.148cm" svg:x="2.882cm" svg:y="1.569cm">
            <draw:image xlink:href="Pictures/1000000000000269000000779A448449.png" xlink:type="simple" xlink:show="embed" xlink:actuate="onLoad">
              <text:p/>
            </draw:image>
          </draw:frame>
          <draw:frame draw:style-name="gr2" draw:text-style-name="P2" draw:layer="layout" svg:width="0.955cm" svg:height="1.579cm" svg:x="1.611cm" svg:y="6.131cm">
            <draw:text-box>
              <text:p text:style-name="P2"><text:span text:style-name="T1">r</text:span><text:span text:style-name="T2">t</text:span></text:p>
            </draw:text-box>
          </draw:frame>
          <draw:frame draw:style-name="gr3" draw:text-style-name="P2" draw:layer="layout" svg:width="1.111cm" svg:height="1.579cm" svg:x="1.635cm" svg:y="2.356cm">
            <draw:text-box>
              <text:p text:style-name="P2"><text:span text:style-name="T1">z</text:span><text:span text:style-name="T2">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rome Maye</meta:initial-creator>
    <meta:creation-date>2011-05-09T14:47:54</meta:creation-date>
    <dc:date>2011-05-09T14:59:22</dc:date>
    <dc:creator>Jerome Maye</dc:creator>
    <meta:editing-duration>PT11M28S</meta:editing-duration>
    <meta:editing-cycles>2</meta:editing-cycles>
    <meta:generator>LibreOffice/3.3$Unix LibreOffice_project/330m19$Build-202</meta:generator>
    <meta:document-statistic meta:object-count="5"/>
  </office:meta>
</office:document-meta>
</file>